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4"/>"deviceID": "dh28dslkja",</text:p>
      <text:p text:style-name="Standard"><text:s text:c="4"/>"deviceType": "LaserCutter",</text:p>
      <text:p text:style-name="Standard"><text:s text:c="4"/>"timestamp": 1624445837783,</text:p>
      <text:p text:style-name="Standard"><text:s text:c="4"/>"location": {</text:p>
      <text:p text:style-name="Standard"><text:s text:c="8"/>"country": "japan",</text:p>
      <text:p text:style-name="Standard"><text:s text:c="8"/>"city": "tokyo",</text:p>
      <text:p text:style-name="Standard"><text:s text:c="8"/>"area": "keiyō-industrial-zone",</text:p>
      <text:p text:style-name="Standard"><text:s text:c="8"/>"factory": "daikibo-factory-meiyo",</text:p>
      <text:p text:style-name="Standard"><text:s text:c="8"/>"section": "section-1"</text:p>
      <text:p text:style-name="Standard"><text:s text:c="4"/>},</text:p>
      <text:p text:style-name="Standard"><text:s text:c="4"/>"data": {</text:p>
      <text:p text:style-name="Standard"><text:s text:c="8"/>"status": "healthy",</text:p>
      <text:p text:style-name="Standard"><text:s text:c="8"/>"temperature": 22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4T14:38:14.454434033</meta:creation-date>
    <dc:date>2025-06-14T14:38:26.580704793</dc:date>
    <meta:editing-duration>PT13S</meta:editing-duration>
    <meta:editing-cycles>1</meta:editing-cycles>
    <meta:document-statistic meta:table-count="0" meta:image-count="0" meta:object-count="0" meta:page-count="1" meta:paragraph-count="16" meta:word-count="28" meta:character-count="352" meta:non-whitespace-character-count="256"/>
    <meta:generator>LibreOffice/6.4.7.2$Linux_X86_64 LibreOffice_project/40$Build-2</meta:generator>
  </office:meta>
</office:document-meta>
</file>